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pecificações Técinicas do Programa Herbalife</text:p>
      <text:p text:style-name="Standard"/>
      <text:p text:style-name="Standard">- Linguagens:</text:p>
      <text:list xml:id="list723330948" text:style-name="L1">
        <text:list-item>
          <text:p text:style-name="P1">Java</text:p>
          <text:list>
            <text:list-item>
              <text:p text:style-name="P1">JSF</text:p>
            </text:list-item>
            <text:list-item>
              <text:p text:style-name="P1">JPA</text:p>
            </text:list-item>
          </text:list>
        </text:list-item>
        <text:list-item>
          <text:p text:style-name="P1">HTML</text:p>
        </text:list-item>
        <text:list-item>
          <text:p text:style-name="P1">CSS</text:p>
        </text:list-item>
        <text:list-item>
          <text:p text:style-name="P1">JavaScript</text:p>
        </text:list-item>
      </text:list>
      <text:p text:style-name="Standard"/>
      <text:p text:style-name="Standard">Banco de Dados</text:p>
      <text:list xml:id="list2124753798" text:style-name="L2">
        <text:list-item>
          <text:p text:style-name="P2">MySQL</text:p>
          <text:list>
            <text:list-item>
              <text:p text:style-name="P2">host: localhost</text:p>
            </text:list-item>
            <text:list-item>
              <text:p text:style-name="P2">db-name: herbalife</text:p>
            </text:list-item>
            <text:list-item>
              <text:p text:style-name="P2">user-name: <text:bookmark-start text:name="__DdeLink__35_211297667"/>herbalife-app<text:bookmark-end text:name="__DdeLink__35_211297667"/></text:p>
            </text:list-item>
            <text:list-item>
              <text:p text:style-name="P2">password: <text:bookmark-start text:name="__DdeLink__37_211297667"/><text:bookmark-start text:name="__DdeLink__2_700264330"/>8iKmJ#2aw@12<text:bookmark-end text:name="__DdeLink__37_211297667"/><text:bookmark-end text:name="__DdeLink__2_700264330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inaldo Oliveira</meta:initial-creator>
    <meta:creation-date>2012-01-02T14:45:02</meta:creation-date>
    <dc:date>2012-01-03T16:56:33</dc:date>
    <dc:creator>Reinaldo Oliveira</dc:creator>
    <meta:editing-duration>PT3H19M57S</meta:editing-duration>
    <meta:editing-cycles>3</meta:editing-cycles>
    <meta:generator>OpenOffice.org/3.3$Unix OpenOffice.org_project/330m20$Build-9567</meta:generator>
    <meta:document-statistic meta:table-count="0" meta:image-count="0" meta:object-count="0" meta:page-count="1" meta:paragraph-count="14" meta:word-count="36" meta:character-count="195"/>
  </office:meta>
</office:document-meta>
</file>